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est Practices for Image Management in React Native</text:h>
      <text:p text:style-name="Text_20_body">For optimizing image imports across your React Native project, here are the best practices:</text:p>
      <text:h text:style-name="Heading_20_2" text:outline-level="2">1. Create a Central Image Asset Manager</text:h>
      <text:p text:style-name="Text_20_body">Create an <text:span text:style-name="Source_20_Text">images.ts</text:span> file in your assets folder:</text:p>
      <text:p text:style-name="Text_20_body">typescript</text:p>
      <text:p text:style-name="Preformatted_20_Text">// src/assets/images.ts</text:p>
      <text:p text:style-name="Preformatted_20_Text">export default {</text:p>
      <text:p text:style-name="Preformatted_20_Text"><text:s text:c="2"/>logo: require('./images/RentifyLogoPrimary.png'),</text:p>
      <text:p text:style-name="Preformatted_20_Text"><text:s text:c="2"/>homeIllustration: require('./images/Home_SVG.png'),</text:p>
      <text:p text:style-name="Preformatted_20_Text"><text:s text:c="2"/>onboarding1: require('./images/Onboarding1.png'),</text:p>
      <text:p text:style-name="Preformatted_20_Text"><text:s text:c="2"/>onboarding2: require('./images/Onboarding2.png'),</text:p>
      <text:p text:style-name="Preformatted_20_Text"><text:s text:c="2"/>// Add all other images here</text:p>
      <text:p text:style-name="P1">};</text:p>
      <text:h text:style-name="Heading_20_2" text:outline-level="2">2. Use the Asset Manager Throughout Your App</text:h>
      <text:p text:style-name="Text_20_body">typescript</text:p>
      <text:p text:style-name="Preformatted_20_Text">import images from '../assets/images';</text:p>
      <text:p text:style-name="Preformatted_20_Text"/>
      <text:p text:style-name="Preformatted_20_Text">// Usage in components</text:p>
      <text:p text:style-name="P1">&lt;Image source={images.logo} style={styles.logo} /&gt;</text:p>
      <text:h text:style-name="Heading_20_2" text:outline-level="2">3. Optimize Image Components</text:h>
      <text:p text:style-name="Text_20_body">Create a reusable <text:span text:style-name="Source_20_Text">AppImage</text:span> component:</text:p>
      <text:p text:style-name="Text_20_body">typescript</text:p>
      <text:p text:style-name="Preformatted_20_Text">// src/components/AppImage.tsx</text:p>
      <text:p text:style-name="Preformatted_20_Text">import React from 'react';</text:p>
      <text:p text:style-name="Preformatted_20_Text">import { Image, ImageProps, StyleProp, ImageStyle } from 'react-native';</text:p>
      <text:p text:style-name="Preformatted_20_Text">import images from '../assets/images';</text:p>
      <text:p text:style-name="Preformatted_20_Text"/>
      <text:p text:style-name="Preformatted_20_Text">interface AppImageProps extends Omit&lt;ImageProps, 'source'&gt; {</text:p>
      <text:p text:style-name="Preformatted_20_Text"><text:s text:c="2"/>name: keyof typeof images;</text:p>
      <text:p text:style-name="Preformatted_20_Text"><text:s text:c="2"/>style?: StyleProp&lt;ImageStyle&gt;;</text:p>
      <text:p text:style-name="Preformatted_20_Text">}</text:p>
      <text:p text:style-name="Preformatted_20_Text"/>
      <text:p text:style-name="Preformatted_20_Text">const AppImage: React.FC&lt;AppImageProps&gt; = ({ name, ...props }) =&gt; (</text:p>
      <text:p text:style-name="Preformatted_20_Text"><text:s text:c="2"/>&lt;Image source={images[name]} {...props} /&gt;</text:p>
      <text:p text:style-name="Preformatted_20_Text">);</text:p>
      <text:p text:style-name="Preformatted_20_Text"/>
      <text:p text:style-name="P1">export default AppImage;</text:p>
      <text:h text:style-name="Heading_20_2" text:outline-level="2"><text:soft-page-break/>4. Implementation Best Practices</text:h>
      <text:h text:style-name="Heading_20_3" text:outline-level="3">Image Optimization:</text:h>
      <text:p text:style-name="Text_20_body">typescript</text:p>
      <text:p text:style-name="Preformatted_20_Text">// src/components/OptimizedImage.tsx</text:p>
      <text:p text:style-name="Preformatted_20_Text">import React from 'react';</text:p>
      <text:p text:style-name="Preformatted_20_Text">import { Image } from 'react-native';</text:p>
      <text:p text:style-name="Preformatted_20_Text">import FastImage from 'react-native-fast-image';</text:p>
      <text:p text:style-name="Preformatted_20_Text"/>
      <text:p text:style-name="Preformatted_20_Text">interface OptimizedImageProps {</text:p>
      <text:p text:style-name="Preformatted_20_Text"><text:s text:c="2"/>uri?: string;</text:p>
      <text:p text:style-name="Preformatted_20_Text"><text:s text:c="2"/>local?: boolean;</text:p>
      <text:p text:style-name="Preformatted_20_Text"><text:s text:c="2"/>source?: any;</text:p>
      <text:p text:style-name="Preformatted_20_Text"><text:s text:c="2"/>style?: any;</text:p>
      <text:p text:style-name="Preformatted_20_Text"><text:s text:c="2"/>resizeMode?: 'cover' | 'contain' | 'stretch' | 'center';</text:p>
      <text:p text:style-name="Preformatted_20_Text">}</text:p>
      <text:p text:style-name="Preformatted_20_Text"/>
      <text:p text:style-name="Preformatted_20_Text">const OptimizedImage: React.FC&lt;OptimizedImageProps&gt; = ({</text:p>
      <text:p text:style-name="Preformatted_20_Text"><text:s text:c="2"/>uri,</text:p>
      <text:p text:style-name="Preformatted_20_Text"><text:s text:c="2"/>local,</text:p>
      <text:p text:style-name="Preformatted_20_Text"><text:s text:c="2"/>source,</text:p>
      <text:p text:style-name="Preformatted_20_Text"><text:s text:c="2"/>style,</text:p>
      <text:p text:style-name="Preformatted_20_Text"><text:s text:c="2"/>resizeMode = 'cover',</text:p>
      <text:p text:style-name="Preformatted_20_Text">}) =&gt; {</text:p>
      <text:p text:style-name="Preformatted_20_Text"><text:s text:c="2"/>if (uri) {</text:p>
      <text:p text:style-name="Preformatted_20_Text"><text:s text:c="4"/>return (</text:p>
      <text:p text:style-name="Preformatted_20_Text"><text:s text:c="6"/>&lt;FastImage</text:p>
      <text:p text:style-name="Preformatted_20_Text"><text:s text:c="8"/>style={style}</text:p>
      <text:p text:style-name="Preformatted_20_Text"><text:s text:c="8"/>source={{</text:p>
      <text:p text:style-name="Preformatted_20_Text"><text:s text:c="10"/>uri,</text:p>
      <text:p text:style-name="Preformatted_20_Text"><text:s text:c="10"/>priority: FastImage.priority.high,</text:p>
      <text:p text:style-name="Preformatted_20_Text"><text:s text:c="10"/>cache: FastImage.cacheControl.immutable,</text:p>
      <text:p text:style-name="Preformatted_20_Text"><text:s text:c="8"/>}}</text:p>
      <text:p text:style-name="Preformatted_20_Text"><text:s text:c="8"/>resizeMode={resizeMode}</text:p>
      <text:p text:style-name="Preformatted_20_Text"><text:s text:c="6"/>/&gt;</text:p>
      <text:p text:style-name="Preformatted_20_Text"><text:s text:c="4"/>);</text:p>
      <text:p text:style-name="Preformatted_20_Text"><text:s text:c="2"/>}</text:p>
      <text:p text:style-name="Preformatted_20_Text"><text:s text:c="2"/></text:p>
      <text:p text:style-name="Preformatted_20_Text"><text:s text:c="2"/>return (</text:p>
      <text:p text:style-name="Preformatted_20_Text"><text:s text:c="4"/>&lt;Image</text:p>
      <text:p text:style-name="Preformatted_20_Text"><text:s text:c="6"/>style={style}</text:p>
      <text:p text:style-name="Preformatted_20_Text"><text:s text:c="6"/>source={local ? require(source) : source}</text:p>
      <text:p text:style-name="Preformatted_20_Text"><text:s text:c="6"/>resizeMode={resizeMode}</text:p>
      <text:p text:style-name="Preformatted_20_Text"><text:s text:c="4"/>/&gt;</text:p>
      <text:p text:style-name="Preformatted_20_Text"><text:s text:c="2"/>);</text:p>
      <text:p text:style-name="Preformatted_20_Text">};</text:p>
      <text:p text:style-name="Preformatted_20_Text"/>
      <text:p text:style-name="P1">export default OptimizedImage;</text:p>
      <text:h text:style-name="Heading_20_3" text:outline-level="3">Usage:</text:h>
      <text:p text:style-name="Text_20_body">typescript</text:p>
      <text:p text:style-name="Preformatted_20_Text">&lt;OptimizedImage </text:p>
      <text:p text:style-name="Preformatted_20_Text"><text:s text:c="2"/>uri="https://example.com/remote-image.jpg" </text:p>
      <text:p text:style-name="Preformatted_20_Text"><text:s text:c="2"/>style={styles.image} </text:p>
      <text:p text:style-name="Preformatted_20_Text">/&gt;</text:p>
      <text:p text:style-name="Preformatted_20_Text">&lt;OptimizedImage </text:p>
      <text:p text:style-name="Preformatted_20_Text"><text:s text:c="2"/>local </text:p>
      <text:p text:style-name="Preformatted_20_Text"><text:s text:c="2"/>source="./local-image.png" </text:p>
      <text:p text:style-name="Preformatted_20_Text"><text:soft-page-break/><text:s text:c="2"/>style={styles.image} </text:p>
      <text:p text:style-name="P1">/&gt;</text:p>
      <text:h text:style-name="Heading_20_2" text:outline-level="2">5. Type Safety (for TypeScript)</text:h>
      <text:p text:style-name="Text_20_body">typescript</text:p>
      <text:p text:style-name="Preformatted_20_Text">// src/types/images.d.ts</text:p>
      <text:p text:style-name="Preformatted_20_Text">declare module '*.png' {</text:p>
      <text:p text:style-name="Preformatted_20_Text"><text:s text:c="2"/>const value: import('react-native').ImageSourcePropType;</text:p>
      <text:p text:style-name="Preformatted_20_Text"><text:s text:c="2"/>export default value;</text:p>
      <text:p text:style-name="Preformatted_20_Text">}</text:p>
      <text:p text:style-name="Preformatted_20_Text"/>
      <text:p text:style-name="Preformatted_20_Text">declare module '*.jpg' {</text:p>
      <text:p text:style-name="Preformatted_20_Text"><text:s text:c="2"/>const value: import('react-native').ImageSourcePropType;</text:p>
      <text:p text:style-name="Preformatted_20_Text"><text:s text:c="2"/>export default value;</text:p>
      <text:p text:style-name="Preformatted_20_Text">}</text:p>
      <text:p text:style-name="Preformatted_20_Text"/>
      <text:p text:style-name="Preformatted_20_Text">declare module '*.svg' {</text:p>
      <text:p text:style-name="Preformatted_20_Text"><text:s text:c="2"/>import React from 'react';</text:p>
      <text:p text:style-name="Preformatted_20_Text"><text:s text:c="2"/>import { SvgProps } from 'react-native-svg';</text:p>
      <text:p text:style-name="Preformatted_20_Text"><text:s text:c="2"/>const content: React.FC&lt;SvgProps&gt;;</text:p>
      <text:p text:style-name="Preformatted_20_Text"><text:s text:c="2"/>export default content;</text:p>
      <text:p text:style-name="P1">}</text:p>
      <text:h text:style-name="Heading_20_2" text:outline-level="2">6. SVG Handling (if using SVG images)</text:h>
      <text:p text:style-name="Text_20_body">typescript</text:p>
      <text:p text:style-name="Preformatted_20_Text">// src/components/AppSvg.tsx</text:p>
      <text:p text:style-name="Preformatted_20_Text">import React from 'react';</text:p>
      <text:p text:style-name="Preformatted_20_Text">import { SvgProps } from 'react-native-svg';</text:p>
      <text:p text:style-name="Preformatted_20_Text"/>
      <text:p text:style-name="Preformatted_20_Text">interface AppSvgProps extends SvgProps {</text:p>
      <text:p text:style-name="Preformatted_20_Text"><text:s text:c="2"/>name: string;</text:p>
      <text:p text:style-name="Preformatted_20_Text"><text:s text:c="2"/>width?: number;</text:p>
      <text:p text:style-name="Preformatted_20_Text"><text:s text:c="2"/>height?: number;</text:p>
      <text:p text:style-name="Preformatted_20_Text">}</text:p>
      <text:p text:style-name="Preformatted_20_Text"/>
      <text:p text:style-name="Preformatted_20_Text">const AppSvg: React.FC&lt;AppSvgProps&gt; = ({ name, ...props }) =&gt; {</text:p>
      <text:p text:style-name="Preformatted_20_Text"><text:s text:c="2"/>const SvgComponent = require(`../assets/svgs/${name}.svg`).default;</text:p>
      <text:p text:style-name="Preformatted_20_Text"><text:s text:c="2"/>return &lt;SvgComponent {...props} /&gt;;</text:p>
      <text:p text:style-name="Preformatted_20_Text">};</text:p>
      <text:p text:style-name="Preformatted_20_Text"/>
      <text:p text:style-name="P1">export default AppSvg;</text:p>
      <text:h text:style-name="Heading_20_2" text:outline-level="2">Benefits of This Approach</text:h>
      <text:list xml:id="list3713615097" text:style-name="L1">
        <text:list-item>
          <text:p text:style-name="P2"><text:span text:style-name="Strong_20_Emphasis">Single source of truth</text:span> for all images</text:p>
        </text:list-item>
        <text:list-item>
          <text:p text:style-name="P2"><text:span text:style-name="Strong_20_Emphasis">Type safety</text:span> with TypeScript</text:p>
        </text:list-item>
        <text:list-item>
          <text:p text:style-name="P2"><text:span text:style-name="Strong_20_Emphasis">Easy refactoring</text:span> - change image paths in one place</text:p>
        </text:list-item>
        <text:list-item>
          <text:p text:style-name="P2"><text:span text:style-name="Strong_20_Emphasis">Consistent usage</text:span> across the app</text:p>
        </text:list-item>
        <text:list-item>
          <text:p text:style-name="P2"><text:span text:style-name="Strong_20_Emphasis">Performance optimizations</text:span> with FastImage</text:p>
        </text:list-item>
        <text:list-item>
          <text:p text:style-name="P2"><text:span text:style-name="Strong_20_Emphasis">Better code organization</text:span></text:p>
        </text:list-item>
        <text:list-item>
          <text:p text:style-name="P2"><text:soft-page-break/><text:span text:style-name="Strong_20_Emphasis">Reduced bundle size</text:span> through proper image handling</text:p>
        </text:list-item>
      </text:list>
      <text:h text:style-name="Heading_20_2" text:outline-level="2">Additional Recommendations</text:h>
      <text:list xml:id="list4203246750" text:style-name="L2">
        <text:list-item>
          <text:p text:style-name="P3">Use a naming convention for images (e.g., <text:span text:style-name="Source_20_Text">icon_search</text:span>, <text:span text:style-name="Source_20_Text">bg_auth</text:span>, <text:span text:style-name="Source_20_Text">illustration_onboarding</text:span>)</text:p>
        </text:list-item>
        <text:list-item>
          <text:p text:style-name="P3">Consider using a CDN for remote images</text:p>
        </text:list-item>
        <text:list-item>
          <text:p text:style-name="P3">Implement proper image caching strategies</text:p>
        </text:list-item>
        <text:list-item>
          <text:p text:style-name="P3">Use vector images (SVG) for icons and illustrations when possible</text:p>
        </text:list-item>
        <text:list-item>
          <text:p text:style-name="P3">Compress all images before adding to the project</text:p>
        </text:list-item>
      </text:list>
      <text:p text:style-name="Text_20_body">This approach will significantly reduce duplicate imports and make your image management more maintainab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Image Management Best Practices in React Native</text:h>
      <text:p text:style-name="Text_20_body">The most common and preferred approach is to <text:span text:style-name="Strong_20_Emphasis">keep image references in your assets folder</text:span>, not in constants. Here's why and how to implement it properly:</text:p>
      <text:h text:style-name="Heading_20_2" text:outline-level="2">Recommended Structure</text:h>
      <text:p text:style-name="Preformatted_20_Text">src/</text:p>
      <text:p text:style-name="Preformatted_20_Text"><text:s text:c="2"/>assets/</text:p>
      <text:p text:style-name="Preformatted_20_Text"><text:s text:c="4"/>images/</text:p>
      <text:p text:style-name="Preformatted_20_Text"><text:s text:c="6"/>index.ts (or images.ts)</text:p>
      <text:p text:style-name="Preformatted_20_Text"><text:s text:c="4"/>icons/</text:p>
      <text:p text:style-name="Preformatted_20_Text"><text:s text:c="4"/>svgs/</text:p>
      <text:p text:style-name="Preformatted_20_Text"><text:s text:c="2"/>components/</text:p>
      <text:p text:style-name="Preformatted_20_Text"><text:s text:c="2"/>constants/</text:p>
      <text:p text:style-name="P1"><text:s text:c="2"/>...</text:p>
      <text:h text:style-name="Heading_20_2" text:outline-level="2">Preferred Solution: Assets-Centric Approach</text:h>
      <text:h text:style-name="Heading_20_3" text:outline-level="3">1. Create <text:span text:style-name="Source_20_Text">images.ts</text:span> in your assets folder</text:h>
      <text:p text:style-name="Text_20_body">typescript</text:p>
      <text:p text:style-name="Preformatted_20_Text">// src/assets/images/index.ts</text:p>
      <text:p text:style-name="Preformatted_20_Text">export default {</text:p>
      <text:p text:style-name="Preformatted_20_Text"><text:s text:c="2"/>logos: {</text:p>
      <text:p text:style-name="Preformatted_20_Text"><text:s text:c="4"/>primary: require('./RentifyLogoPrimary.png'),</text:p>
      <text:p text:style-name="Preformatted_20_Text"><text:s text:c="4"/>secondary: require('./RentifyLogoSecondary.png'),</text:p>
      <text:p text:style-name="Preformatted_20_Text"><text:s text:c="2"/>},</text:p>
      <text:p text:style-name="Preformatted_20_Text"><text:s text:c="2"/>onboarding: {</text:p>
      <text:p text:style-name="Preformatted_20_Text"><text:s text:c="4"/>screen1: require('./onboarding1.png'),</text:p>
      <text:p text:style-name="Preformatted_20_Text"><text:s text:c="4"/>screen2: require('./onboarding2.png'),</text:p>
      <text:p text:style-name="Preformatted_20_Text"><text:s text:c="2"/>},</text:p>
      <text:p text:style-name="Preformatted_20_Text"><text:s text:c="2"/>common: {</text:p>
      <text:p text:style-name="Preformatted_20_Text"><text:s text:c="4"/>placeholder: require('./placeholder.jpg'),</text:p>
      <text:p text:style-name="Preformatted_20_Text"><text:s text:c="2"/>},</text:p>
      <text:p text:style-name="P1">};</text:p>
      <text:h text:style-name="Heading_20_3" text:outline-level="3">2. Usage in components</text:h>
      <text:p text:style-name="Text_20_body">typescript</text:p>
      <text:p text:style-name="Preformatted_20_Text">import images from '../assets/images';</text:p>
      <text:p text:style-name="Preformatted_20_Text"/>
      <text:p text:style-name="P1">&lt;Image source={images.logos.primary} style={styles.logo} /&gt;</text:p>
      <text:h text:style-name="Heading_20_2" text:outline-level="2">Why Assets Folder is Better Than Constants</text:h>
      <text:list xml:id="list2244461958" text:style-name="L3">
        <text:list-item>
          <text:p text:style-name="P4"><text:span text:style-name="Strong_20_Emphasis">Logical Grouping</text:span>: Images are assets, not constants</text:p>
        </text:list-item>
        <text:list-item>
          <text:p text:style-name="P4"><text:span text:style-name="Strong_20_Emphasis">Maintainability</text:span>: All visual assets stay together</text:p>
        </text:list-item>
        <text:list-item>
          <text:p text:style-name="P4"><text:soft-page-break/><text:span text:style-name="Strong_20_Emphasis">Scalability</text:span>: Easier to manage as your image library grows</text:p>
        </text:list-item>
        <text:list-item>
          <text:p text:style-name="P4"><text:span text:style-name="Strong_20_Emphasis">Tooling Support</text:span>: Better compatibility with image processing tools</text:p>
        </text:list-item>
        <text:list-item>
          <text:p text:style-name="P4"><text:span text:style-name="Strong_20_Emphasis">Industry Standard</text:span>: Most React Native projects follow this pattern</text:p>
        </text:list-item>
      </text:list>
      <text:h text:style-name="Heading_20_2" text:outline-level="2">Additional Best Practices</text:h>
      <text:h text:style-name="Heading_20_3" text:outline-level="3">For SVG Icons (if using <text:span text:style-name="Source_20_Text">react-native-svg</text:span>)</text:h>
      <text:p text:style-name="Text_20_body">typescript</text:p>
      <text:p text:style-name="Preformatted_20_Text">// src/assets/icons/index.ts</text:p>
      <text:p text:style-name="Preformatted_20_Text">import HomeIcon from './home.svg';</text:p>
      <text:p text:style-name="Preformatted_20_Text">import ProfileIcon from './profile.svg';</text:p>
      <text:p text:style-name="Preformatted_20_Text"/>
      <text:p text:style-name="Preformatted_20_Text">export default {</text:p>
      <text:p text:style-name="Preformatted_20_Text"><text:s text:c="2"/>home: HomeIcon,</text:p>
      <text:p text:style-name="Preformatted_20_Text"><text:s text:c="2"/>profile: ProfileIcon,</text:p>
      <text:p text:style-name="P1">};</text:p>
      <text:h text:style-name="Heading_20_3" text:outline-level="3">Type Safety (TypeScript)</text:h>
      <text:p text:style-name="Text_20_body">typescript</text:p>
      <text:p text:style-name="Preformatted_20_Text">// src/types/images.d.ts</text:p>
      <text:p text:style-name="Preformatted_20_Text">declare module '*.png' {</text:p>
      <text:p text:style-name="Preformatted_20_Text"><text:s text:c="2"/>const value: import('react-native').ImageSourcePropType;</text:p>
      <text:p text:style-name="Preformatted_20_Text"><text:s text:c="2"/>export default value;</text:p>
      <text:p text:style-name="Preformatted_20_Text">}</text:p>
      <text:p text:style-name="Preformatted_20_Text"/>
      <text:p text:style-name="Preformatted_20_Text">declare module '*.jpg' {</text:p>
      <text:p text:style-name="Preformatted_20_Text"><text:s text:c="2"/>const value: import('react-native').ImageSourcePropType;</text:p>
      <text:p text:style-name="Preformatted_20_Text"><text:s text:c="2"/>export default value;</text:p>
      <text:p text:style-name="Preformatted_20_Text">}</text:p>
      <text:p text:style-name="Preformatted_20_Text"/>
      <text:p text:style-name="Preformatted_20_Text">declare module '*.svg' {</text:p>
      <text:p text:style-name="Preformatted_20_Text"><text:s text:c="2"/>import React from 'react';</text:p>
      <text:p text:style-name="Preformatted_20_Text"><text:s text:c="2"/>import { SvgProps } from 'react-native-svg';</text:p>
      <text:p text:style-name="Preformatted_20_Text"><text:s text:c="2"/>const content: React.FC&lt;SvgProps&gt;;</text:p>
      <text:p text:style-name="Preformatted_20_Text"><text:s text:c="2"/>export default content;</text:p>
      <text:p text:style-name="P1">}</text:p>
      <text:h text:style-name="Heading_20_3" text:outline-level="3">Performance Optimization</text:h>
      <text:p text:style-name="Text_20_body">For remote images, consider using <text:span text:style-name="Source_20_Text">FastImage</text:span>:</text:p>
      <text:p text:style-name="Text_20_body">typescript</text:p>
      <text:p text:style-name="Preformatted_20_Text">// src/components/OptimizedImage.tsx</text:p>
      <text:p text:style-name="Preformatted_20_Text">import React from 'react';</text:p>
      <text:p text:style-name="Preformatted_20_Text">import FastImage from 'react-native-fast-image';</text:p>
      <text:p text:style-name="Preformatted_20_Text"/>
      <text:p text:style-name="Preformatted_20_Text">const OptimizedImage = ({ uri, style }) =&gt; (</text:p>
      <text:p text:style-name="Preformatted_20_Text"><text:s text:c="2"/>&lt;FastImage</text:p>
      <text:p text:style-name="Preformatted_20_Text"><text:s text:c="4"/>style={style}</text:p>
      <text:p text:style-name="Preformatted_20_Text"><text:s text:c="4"/>source={{</text:p>
      <text:p text:style-name="Preformatted_20_Text"><text:s text:c="6"/>uri,</text:p>
      <text:p text:style-name="Preformatted_20_Text"><text:s text:c="6"/>priority: FastImage.priority.high,</text:p>
      <text:p text:style-name="Preformatted_20_Text"><text:s text:c="6"/>cache: FastImage.cacheControl.immutable,</text:p>
      <text:p text:style-name="Preformatted_20_Text"><text:soft-page-break/><text:s text:c="4"/>}}</text:p>
      <text:p text:style-name="Preformatted_20_Text"><text:s text:c="4"/>resizeMode={FastImage.resizeMode.contain}</text:p>
      <text:p text:style-name="Preformatted_20_Text"><text:s text:c="2"/>/&gt;</text:p>
      <text:p text:style-name="Preformatted_20_Text">);</text:p>
      <text:p text:style-name="Preformatted_20_Text"/>
      <text:p text:style-name="P1">export default OptimizedImage;</text:p>
      <text:h text:style-name="Heading_20_2" text:outline-level="2">Industry Adoption</text:h>
      <text:p text:style-name="Text_20_body">This assets-centric approach is used by:</text:p>
      <text:list xml:id="list1655715462" text:style-name="L4">
        <text:list-item>
          <text:p text:style-name="P5">Majority of open-source React Native projects</text:p>
        </text:list-item>
        <text:list-item>
          <text:p text:style-name="P5">React Native community recommendations</text:p>
        </text:list-item>
        <text:list-item>
          <text:p text:style-name="P5">Large-scale production apps</text:p>
        </text:list-item>
      </text:list>
      <text:p text:style-name="Text_20_body">The only exception would be if you're building a design system where image references need to be part of your theme constants, but even then, the actual image files should remain in the assets folder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7:32:50.416811480</meta:creation-date>
    <meta:generator>LibreOffice/7.3.7.2$Linux_X86_64 LibreOffice_project/30$Build-2</meta:generator>
    <dc:date>2025-05-30T17:33:55.589559440</dc:date>
    <meta:editing-duration>PT1M6S</meta:editing-duration>
    <meta:editing-cycles>1</meta:editing-cycles>
    <meta:document-statistic meta:table-count="0" meta:image-count="0" meta:object-count="0" meta:page-count="7" meta:paragraph-count="225" meta:word-count="784" meta:character-count="6526" meta:non-whitespace-character-count="5673"/>
  </office:meta>
</office:document-meta>
</file>